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0.29cm" fo:min-width="0.04cm" loext:decorative="false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.29cm" fo:min-width="0.04cm" loext:decorative="false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9cm" fo:min-width="0.04cm" loext:decorative="false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29cm" fo:min-width="0.04cm" loext:decorative="false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4.794cm" fo:min-width="4.544cm" fo:padding-top="0.139cm" fo:padding-bottom="0.139cm" fo:padding-left="0.264cm" fo:padding-right="0.264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  <style:text-properties fo:background-color="#2a6099"/>
    </style:style>
    <style:style style:name="P3" style:family="paragraph">
      <loext:graphic-properties draw:fill-color="#00a933"/>
      <style:paragraph-properties fo:text-align="center"/>
      <style:text-properties fo:background-color="#2a6099"/>
    </style:style>
    <style:style style:name="P4" style:family="paragraph">
      <loext:graphic-properties draw:fill-color="#ff0000"/>
      <style:paragraph-properties fo:text-align="center"/>
      <style:text-properties fo:background-color="#2a6099"/>
    </style:style>
    <style:style style:name="P5" style:family="paragraph">
      <loext:graphic-properties draw:fill-color="#ffff00"/>
      <style:paragraph-properties fo:text-align="center"/>
      <style:text-properties fo:background-color="#2a6099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666666" loext:opacity="100%"/>
    </style:style>
    <style:style style:name="P12" style:family="paragraph">
      <loext:graphic-properties draw:fill="none" draw:fill-color="#ffffff"/>
      <style:text-properties fo:color="#666666" loext:opacity="100%" fo:font-size="8pt" style:font-size-asian="8pt" style:font-size-complex="8pt"/>
    </style:style>
    <style:style style:name="T1" style:family="text">
      <style:text-properties fo:background-color="#2a6099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429cm" svg:y="5.69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5.69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0.762cm" svg:x="5.678cm" svg:y="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4.42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6.96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8.23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0.762cm" svg:x="8.218cm" svg:y="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6.96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4.429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5.699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0.762cm" svg:x="5.678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4.42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6.969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8.239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0.762cm" svg:x="8.218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6.96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588cm" svg:height="5.588cm" svg:x="3.921cm" svg:y="5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0.889cm" svg:height="0.962cm" svg:x="4.315cm" svg:y="3.973cm">
          <draw:text-box>
            <text:p text:style-name="P1">A</text:p>
          </draw:text-box>
        </draw:frame>
        <draw:frame draw:style-name="gr7" draw:text-style-name="P7" draw:layer="layout" svg:width="0.925cm" svg:height="0.962cm" svg:x="5.669cm" svg:y="3.973cm">
          <draw:text-box>
            <text:p text:style-name="P1">B</text:p>
          </draw:text-box>
        </draw:frame>
        <draw:frame draw:style-name="gr7" draw:text-style-name="P7" draw:layer="layout" svg:width="0.959cm" svg:height="0.962cm" svg:x="6.909cm" svg:y="3.973cm">
          <draw:text-box>
            <text:p text:style-name="P1">C</text:p>
          </draw:text-box>
        </draw:frame>
        <draw:frame draw:style-name="gr6" draw:text-style-name="P7" draw:layer="layout" svg:width="0.836cm" svg:height="0.962cm" svg:x="8.175cm" svg:y="3.973cm">
          <draw:text-box>
            <text:p text:style-name="P1">D</text:p>
          </draw:text-box>
        </draw:frame>
        <draw:frame draw:style-name="gr6" draw:text-style-name="P7" draw:layer="layout" svg:width="0.889cm" svg:height="0.962cm" svg:x="2.918cm" svg:y="5.574cm">
          <draw:text-box>
            <text:p text:style-name="P1">1</text:p>
          </draw:text-box>
        </draw:frame>
        <draw:frame draw:style-name="gr6" draw:text-style-name="P7" draw:layer="layout" svg:width="0.889cm" svg:height="0.962cm" svg:x="2.918cm" svg:y="6.767cm">
          <draw:text-box>
            <text:p text:style-name="P1">2</text:p>
          </draw:text-box>
        </draw:frame>
        <draw:frame draw:style-name="gr6" draw:text-style-name="P7" draw:layer="layout" svg:width="0.889cm" svg:height="0.962cm" svg:x="2.905cm" svg:y="8.112cm">
          <draw:text-box>
            <text:p text:style-name="P1">3</text:p>
          </draw:text-box>
        </draw:frame>
        <draw:frame draw:style-name="gr6" draw:text-style-name="P7" draw:layer="layout" svg:width="0.889cm" svg:height="0.962cm" svg:x="2.918cm" svg:y="8.114cm">
          <draw:text-box>
            <text:p text:style-name="P1">3</text:p>
          </draw:text-box>
        </draw:frame>
        <draw:frame draw:style-name="gr6" draw:text-style-name="P7" draw:layer="layout" svg:width="0.889cm" svg:height="0.962cm" svg:x="2.905cm" svg:y="9.382cm">
          <draw:text-box>
            <text:p text:style-name="P1">4</text:p>
          </draw:text-box>
        </draw:frame>
        <draw:custom-shape draw:style-name="gr8" draw:text-style-name="P8" draw:layer="layout" svg:width="0.254cm" svg:height="0.254cm" svg:x="4.175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2.132cm" svg:height="0.725cm" svg:x="1.508cm" svg:y="3.54cm">
          <draw:text-box>
            <text:p><text:span text:style-name="T2">Indicator</text:span></text:p>
          </draw:text-box>
        </draw:frame>
        <draw:line draw:style-name="gr10" draw:text-style-name="P10" draw:layer="layout" svg:x1="1.762cm" svg:y1="4.175cm" svg:x2="3.413cm" svg:y2="4.175cm">
          <text:p/>
        </draw:line>
        <draw:line draw:style-name="gr10" draw:text-style-name="P10" draw:layer="layout" svg:x1="3.413cm" svg:y1="4.175cm" svg:x2="4.175cm" svg:y2="5.318cm">
          <text:p/>
        </draw:line>
        <draw:frame draw:style-name="gr9" draw:text-style-name="P12" draw:layer="layout" svg:width="0.815cm" svg:height="0.569cm" svg:x="4.376cm" svg:y="4.683cm">
          <draw:text-box>
            <text:p text:style-name="P11"><text:span text:style-name="T3">p1</text:span></text:p>
          </draw:text-box>
        </draw:frame>
        <draw:frame draw:style-name="gr9" draw:text-style-name="P12" draw:layer="layout" svg:width="0.815cm" svg:height="0.569cm" svg:x="5.699cm" svg:y="4.683cm">
          <draw:text-box>
            <text:p text:style-name="P11"><text:span text:style-name="T3">p5</text:span></text:p>
          </draw:text-box>
        </draw:frame>
        <draw:frame draw:style-name="gr9" draw:text-style-name="P12" draw:layer="layout" svg:width="0.951cm" svg:height="0.569cm" svg:x="6.907cm" svg:y="4.683cm">
          <draw:text-box>
            <text:p text:style-name="P11"><text:span text:style-name="T3">p11</text:span></text:p>
          </draw:text-box>
        </draw:frame>
        <draw:frame draw:style-name="gr9" draw:text-style-name="P12" draw:layer="layout" svg:width="0.815cm" svg:height="0.569cm" svg:x="8.186cm" svg:y="4.683cm">
          <draw:text-box>
            <text:p text:style-name="P11"><text:span text:style-name="T3">p7</text:span></text:p>
          </draw:text-box>
        </draw:frame>
        <draw:frame draw:style-name="gr11" draw:text-style-name="P12" draw:layer="layout" svg:width="0.972cm" svg:height="0.887cm" svg:x="2.905cm" svg:y="6.08cm">
          <draw:text-box>
            <text:p text:style-name="P11"><text:span text:style-name="T3">p10</text:span></text:p>
          </draw:text-box>
        </draw:frame>
        <draw:frame draw:style-name="gr11" draw:text-style-name="P12" draw:layer="layout" svg:width="0.815cm" svg:height="0.887cm" svg:x="2.905cm" svg:y="7.352cm">
          <draw:text-box>
            <text:p text:style-name="P11"><text:span text:style-name="T3">p2</text:span></text:p>
          </draw:text-box>
        </draw:frame>
        <draw:frame draw:style-name="gr11" draw:text-style-name="P12" draw:layer="layout" svg:width="0.815cm" svg:height="0.887cm" svg:x="2.905cm" svg:y="8.622cm">
          <draw:text-box>
            <text:p text:style-name="P11"><text:span text:style-name="T3">p8</text:span></text:p>
          </draw:text-box>
        </draw:frame>
        <draw:frame draw:style-name="gr11" draw:text-style-name="P12" draw:layer="layout" svg:width="0.815cm" svg:height="0.887cm" svg:x="2.908cm" svg:y="9.879cm">
          <draw:text-box>
            <text:p text:style-name="P11"><text:span text:style-name="T3">p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4:59:42.920431252</meta:creation-date>
    <dc:date>2024-03-29T12:08:33.608574812</dc:date>
    <meta:editing-duration>PT7H6M35S</meta:editing-duration>
    <meta:editing-cycles>6</meta:editing-cycles>
    <meta:generator>LibreOffice/7.6.5.2$Linux_X86_64 LibreOffice_project/60$Build-2</meta:generator>
    <meta:document-statistic meta:object-count="38"/>
  </office:meta>
</office:document-meta>
</file>